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Inconsolata" svg:font-family="Inconsolat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229166666666667in"/>
    </style:style>
    <style:style style:name="co3" style:family="table-column">
      <style:table-column-properties fo:break-before="auto" style:column-width="1.2291666666666667in"/>
    </style:style>
    <style:style style:name="co4" style:family="table-column">
      <style:table-column-properties fo:break-before="auto" style:column-width="1.21875in"/>
    </style:style>
    <style:style style:name="co5" style:family="table-column">
      <style:table-column-properties fo:break-before="auto" style:column-width="2.9166666666666665in"/>
    </style:style>
    <style:style style:name="co6" style:family="table-column">
      <style:table-column-properties fo:break-before="auto" style:column-width="1.8645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6.0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65625in"/>
    </style:style>
    <style:style style:name="co12" style:family="table-column">
      <style:table-column-properties fo:break-before="auto" style:column-width="3.9479166666666665in"/>
    </style:style>
    <style:style style:name="co13" style:family="table-column">
      <style:table-column-properties fo:break-before="auto" style:column-width="1.3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TimeLog">
      <style:table-properties table:display="true" style:writing-mode="lr-tb"/>
    </style:style>
    <style:style style:name="ta2" style:family="table" style:master-page-name="PageStyle_5f_Expenses">
      <style:table-properties table:display="true" style:writing-mode="lr-tb"/>
    </style:style>
    <style:style style:name="ta3" style:family="table" style:master-page-name="PageStyle_5f_Time Estimat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 fo:text-align="center"/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4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7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8" style:family="text"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number-columns-repeated="4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4"/>
        <table:table-column table:style-name="co6" table:default-cell-style-name="ce15"/>
        <table:table-column table:style-name="co1" table:default-cell-style-name="ce15" table:number-columns-repeated="241"/>
        <table:table-row table:style-name="ro2">
          <table:table-cell table:number-columns-repeated="4" table:style-name="ce21"/>
          <table:table-cell table:style-name="ce22" table:formula="of:=SUM([.E5:.E649])" office:value-type="string">
            <text:p>46.25</text:p>
          </table:table-cell>
          <table:table-cell table:style-name="ce23" table:formula="of:=SUM([.F5:.F649])" office:value-type="string">
            <text:p>28.75</text:p>
          </table:table-cell>
          <table:table-cell table:style-name="ce23" table:formula="of:=SUM([.G5:.G649])" office:value-type="string">
            <text:p>29.5</text:p>
          </table:table-cell>
          <table:table-cell table:style-name="ce24" table:formula="of:=SUM([.H5:.H649])" office:value-type="string">
            <text:p>83</text:p>
          </table:table-cell>
          <table:table-cell table:number-columns-repeated="7" table:style-name="ce21"/>
          <table:table-cell table:number-columns-repeated="17" table:style-name="ce25"/>
        </table:table-row>
        <table:table-row table:style-name="ro2">
          <table:table-cell table:style-name="ce21"/>
          <table:table-cell table:style-name="ce26" table:number-columns-spanned="14" table:number-rows-spanned="2" office:value-type="string">
            <text:p>TIME LOG</text:p>
          </table:table-cell>
          <table:covered-table-cell table:number-columns-repeated="13"/>
          <table:table-cell table:number-columns-repeated="17" table:style-name="ce25"/>
        </table:table-row>
        <table:table-row table:style-name="ro2">
          <table:table-cell table:style-name="ce21"/>
          <table:covered-table-cell table:number-columns-repeated="14"/>
          <table:table-cell table:number-columns-repeated="17" table:style-name="ce25"/>
        </table:table-row>
        <table:table-row table:style-name="ro2">
          <table:table-cell table:style-name="ce32"/>
          <table:table-cell table:style-name="ce33" office:value-type="string">
            <text:p>Date</text:p>
          </table:table-cell>
          <table:table-cell table:style-name="ce33" office:value-type="string">
            <text:p>Time Start</text:p>
          </table:table-cell>
          <table:table-cell table:style-name="ce33" office:value-type="string">
            <text:p>Time End</text:p>
          </table:table-cell>
          <table:table-cell table:style-name="ce33" office:value-type="string">
            <text:p>Funk Time (hours)</text:p>
          </table:table-cell>
          <table:table-cell table:style-name="ce33" office:value-type="string">
            <text:p>Jorge Time (hours)</text:p>
          </table:table-cell>
          <table:table-cell table:style-name="ce33" office:value-type="string">
            <text:p>James Time (hours)</text:p>
          </table:table-cell>
          <table:table-cell table:style-name="ce33" office:value-type="string">
            <text:p>Team Time (hours)</text:p>
          </table:table-cell>
          <table:table-cell table:style-name="ce33" office:value-type="string">
            <text:p>Location</text:p>
          </table:table-cell>
          <table:table-cell table:style-name="ce33" office:value-type="string">
            <text:p>Developer Name(s)</text:p>
          </table:table-cell>
          <table:table-cell table:style-name="ce34" table:number-columns-spanned="5" table:number-rows-spanned="1" office:value-type="string">
            <text:p>What was done?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1/28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0H00M00S">
            <text:p>2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2H00M00S">
            <text:p>22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Hous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5-02T00:00:00">
            <text:p>5/2/2016</text:p>
          </table:table-cell>
          <table:table-cell table:style-name="ce37" office:value-type="time" office:time-value="PT06H00M00S">
            <text:p>06:00</text:p>
          </table:table-cell>
          <table:table-cell table:style-name="ce37" office:value-type="time" office:time-value="PT07H00M00S">
            <text:p>07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 </text:p>
          </table:table-cell>
          <table:table-cell table:style-name="ce34" table:number-columns-spanned="5" table:number-rows-spanned="1" office:value-type="string">
            <text:p>Purchase of Oculus Dev Kit 2 on eBa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8-02T00:00:00">
            <text:p>8/2/2016</text:p>
          </table:table-cell>
          <table:table-cell table:style-name="ce37" office:value-type="time" office:time-value="PT18H30M00S">
            <text:p>18:30</text:p>
          </table:table-cell>
          <table:table-cell table:style-name="ce37" office:value-type="time" office:time-value="PT22H30M00S">
            <text:p>22:3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Requirements Plan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09-02T00:00:00">
            <text:p>9/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8H00M00S">
            <text:p>18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EC 102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 Unity node editor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8" office:value-type="date" office:date-value="2016-11-02T00:00:00">
            <text:p>11/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5H00M00S">
            <text:p>15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25">
            <text:p>0.25</text:p>
          </table:table-cell>
          <table:table-cell table:style-name="ce33" office:value-type="string">
            <text:p>BA 114</text:p>
          </table:table-cell>
          <table:table-cell table:style-name="ce33" office:value-type="string">
            <text:p>Jorge Rodriguez</text:p>
          </table:table-cell>
          <table:table-cell table:style-name="ce34" table:number-columns-spanned="5" table:number-rows-spanned="1" office:value-type="string">
            <text:p>Meeting w/ Lienecker ( Email retrieval 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10H00M00S">
            <text:p>10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1">
            <text:p>11</text:p>
          </table:table-cell>
          <table:table-cell table:style-name="ce33" office:value-type="string">
            <text:p>O'Leno Park</text:p>
          </table:table-cell>
          <table:table-cell table:style-name="ce33" office:value-type="string">
            <text:p>William Funk</text:p>
          </table:table-cell>
          <table:table-cell table:style-name="ce39" table:number-columns-spanned="5" table:number-rows-spanned="1" office:value-type="string">
            <text:p>Github, Slack, Waffle creation and integration. Include sponsor, and populate Waffle with issues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3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00H00M00S">
            <text:p>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1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3H30M00S">
            <text:p>13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.5">
            <text:p>2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5">
            <text:p>5</text:p>
          </table:table-cell>
          <table:table-cell table:style-name="ce33" office:value-type="string">
            <text:p>On the road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4/2016</text:p>
          </table:table-cell>
          <table:table-cell table:style-name="ce37" office:value-type="time" office:time-value="PT23H30M00S">
            <text:p>23:30</text:p>
          </table:table-cell>
          <table:table-cell table:style-name="ce40" office:value-type="time" office:time-value="PT24H00M00S">
            <text:p>24:00:0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00H00M00S">
            <text:p>00:00</text:p>
          </table:table-cell>
          <table:table-cell table:style-name="ce37" office:value-type="time" office:time-value="PT01H15M00S">
            <text:p>01:15</text:p>
          </table:table-cell>
          <table:table-cell table:style-name="ce33" office:value-type="float" office:value="1.25">
            <text:p>1.2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3H30M00S">
            <text:p>13:30</text:p>
          </table:table-cell>
          <table:table-cell table:style-name="ce37" office:value-type="time" office:time-value="PT14H00M00S">
            <text:p>14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enecker Office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Light Update of the Projec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41" office:value-type="string">
            <text:p>02/15/2016</text:p>
          </table:table-cell>
          <table:table-cell table:style-name="ce42" office:value-type="time" office:time-value="PT15H00M00S">
            <text:p>15:00</text:p>
          </table:table-cell>
          <table:table-cell table:style-name="ce42" office:value-type="time" office:time-value="PT16H30M00S">
            <text:p>16:30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.5">
            <text:p>1.5</text:p>
          </table:table-cell>
          <table:table-cell table:style-name="ce44" office:value-type="string">
            <text:p>UCF Library</text:p>
          </table:table-cell>
          <table:table-cell table:style-name="ce44" office:value-type="string">
            <text:p>William Funk</text:p>
          </table:table-cell>
          <table:table-cell table:style-name="ce45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18H00M00S">
            <text:p>18:00</text:p>
          </table:table-cell>
          <table:table-cell table:style-name="ce37" office:value-type="time" office:time-value="PT20H00M00S">
            <text:p>20:00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4" office:value-type="string">
            <text:p>UCF Library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Git tutorial / Assigned demo Unity project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5/2016</text:p>
          </table:table-cell>
          <table:table-cell table:style-name="ce37" office:value-type="time" office:time-value="PT23H00M00S">
            <text:p>23:00</text:p>
          </table:table-cell>
          <table:table-cell table:style-name="ce40" office:value-type="time" office:time-value="PT01H00M00S">
            <text:p>01:00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James Apart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Vr Gui Manipulation Demo (Google CardBoard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.5">
            <text:p>3.5</text:p>
          </table:table-cell>
          <table:table-cell table:style-name="ce33" office:value-type="float" office:value="3.5">
            <text:p>3.5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6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James Vinson</text:p>
          </table:table-cell>
          <table:table-cell table:style-name="ce34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7/2016</text:p>
          </table:table-cell>
          <table:table-cell table:style-name="ce37" office:value-type="time" office:time-value="PT15H00M00S">
            <text:p>15:00</text:p>
          </table:table-cell>
          <table:table-cell table:style-name="ce37" office:value-type="time" office:time-value="PT16H30M00S">
            <text:p>1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Leinecker's Offic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ponsor meeting to discuss sponsor's expectations / group test of Oculus DK2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2H30M00S">
            <text:p>12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UCF 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Research and purchase of the Leap Motion Contro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18/2016</text:p>
          </table:table-cell>
          <table:table-cell table:style-name="ce37" office:value-type="time" office:time-value="PT11H30M00S">
            <text:p>11:30</text:p>
          </table:table-cell>
          <table:table-cell table:style-name="ce37" office:value-type="time" office:time-value="PT13H00M00S">
            <text:p>13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09H45M00S">
            <text:p>09:45</text:p>
          </table:table-cell>
          <table:table-cell table:style-name="ce37" office:value-type="time" office:time-value="PT10H30M00S">
            <text:p>10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Updating and implementing better hour tracking in time log / added expense sheet / Journal entry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0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00H30M00S">
            <text:p>00:30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float" office:value="4.5">
            <text:p>4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1/2016</text:p>
          </table:table-cell>
          <table:table-cell table:style-name="ce37" office:value-type="time" office:time-value="PT16H00M00S">
            <text:p>16:00</text:p>
          </table:table-cell>
          <table:table-cell table:style-name="ce37" office:value-type="time" office:time-value="PT19H00M00S">
            <text:p>19:0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Lake Claire</text:p>
          </table:table-cell>
          <table:table-cell table:style-name="ce33" office:value-type="string">
            <text:p>Jorge Rodriguez</text:p>
          </table:table-cell>
          <table:table-cell table:style-name="ce39" table:number-columns-spanned="5" table:number-rows-spanned="1" office:value-type="string">
            <text:p>Unity Project (Learning - Raycasting)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5H00M00S">
            <text:p>05:00</text:p>
          </table:table-cell>
          <table:table-cell table:style-name="ce37" office:value-type="time" office:time-value="PT06H30M00S">
            <text:p>06:3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Funk House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08H00M00S">
            <text:p>08:00</text:p>
          </table:table-cell>
          <table:table-cell table:style-name="ce37" office:value-type="time" office:time-value="PT09H00M00S">
            <text:p>09:0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1H00M00S">
            <text:p>11:00</text:p>
          </table:table-cell>
          <table:table-cell table:style-name="ce37" office:value-type="time" office:time-value="PT11H30M00S">
            <text:p>11:30</text:p>
          </table:table-cell>
          <table:table-cell table:style-name="ce33" office:value-type="float" office:value="0.5">
            <text:p>0.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5">
            <text:p>0.5</text:p>
          </table:table-cell>
          <table:table-cell table:style-name="ce33" office:value-type="string">
            <text:p>Library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3H45M00S">
            <text:p>13:45</text:p>
          </table:table-cell>
          <table:table-cell table:style-name="ce37" office:value-type="time" office:time-value="PT14H30M00S">
            <text:p>14:30</text:p>
          </table:table-cell>
          <table:table-cell table:style-name="ce33" office:value-type="float" office:value="0.75">
            <text:p>0.7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.75">
            <text:p>0.75</text:p>
          </table:table-cell>
          <table:table-cell table:style-name="ce33" office:value-type="string">
            <text:p>CB-204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4H45M00S">
            <text:p>14:45</text:p>
          </table:table-cell>
          <table:table-cell table:style-name="ce37" office:value-type="time" office:time-value="PT16H45M00S">
            <text:p>16:4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, Jorge Rodriguez, James Vinson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17H00M00S">
            <text:p>17:00</text:p>
          </table:table-cell>
          <table:table-cell table:style-name="ce37" office:value-type="time" office:time-value="PT21H00M00S">
            <text:p>21:0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20H00M00S">
            <text:p>20:00</text:p>
          </table:table-cell>
          <table:table-cell table:style-name="ce37" office:value-type="time" office:time-value="PT21H30M00S">
            <text:p>21:3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33" office:value-type="float" office:value="1.5">
            <text:p>1.5</text:p>
          </table:table-cell>
          <table:table-cell table:style-name="ce33" office:value-type="string">
            <text:p>James apartment </text:p>
          </table:table-cell>
          <table:table-cell table:style-name="ce33" office:value-type="string">
            <text:p>James Vinson </text:p>
          </table:table-cell>
          <table:table-cell table:style-name="ce34" table:number-columns-spanned="5" table:number-rows-spanned="1" office:value-type="string">
            <text:p>Developer Blog, development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style-name="ce33" office:value-type="string">
            <text:p>02/22/2016</text:p>
          </table:table-cell>
          <table:table-cell table:style-name="ce37" office:value-type="time" office:time-value="PT21H00M00S">
            <text:p>21:00</text:p>
          </table:table-cell>
          <table:table-cell table:style-name="ce37" office:value-type="time" office:time-value="PT23H00M00S">
            <text:p>23:0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enior DLab</text:p>
          </table:table-cell>
          <table:table-cell table:style-name="ce33" office:value-type="string">
            <text:p>William Funk</text:p>
          </table:table-cell>
          <table:table-cell table:style-name="ce34" table:number-columns-spanned="5" table:number-rows-spanned="1" office:value-type="string">
            <text:p>Project Proposal Writeup</text:p>
          </table:table-cell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style-name="ce25"/>
          <table:table-cell table:number-columns-repeated="9" table:style-name="ce46"/>
          <table:table-cell table:style-name="ce47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10" table:style-name="ce25"/>
          <table:table-cell table:style-name="ce25" table:number-columns-spanned="5" table:number-rows-spanned="1"/>
          <table:covered-table-cell table:number-columns-repeated="4"/>
          <table:table-cell table:number-columns-repeated="17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  <table:table-row table:style-name="ro2">
          <table:table-cell table:number-columns-repeated="32" table:style-name="ce25"/>
        </table:table-row>
      </table:table>
      <table:table table:name="Expenses" table:style-name="ta2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7" table:default-cell-style-name="ce15" table:number-columns-repeated="251"/>
        <table:table-row table:style-name="ro2">
          <table:table-cell table:number-columns-repeated="3"/>
          <table:table-cell table:formula="of:=SUM([.D5:.D500])" office:value-type="string">
            <text:p>578</text:p>
          </table:table-cell>
        </table:table-row>
        <table:table-row table:style-name="ro2">
          <table:table-cell/>
          <table:table-cell table:style-name="ce26" table:number-columns-spanned="4" table:number-rows-spanned="2" office:value-type="string">
            <text:p>EXPENSE LOG</text:p>
          </table:table-cell>
          <table:covered-table-cell table:number-columns-repeated="3"/>
          <table:table-cell table:number-columns-repeated="10" table:style-name="ce21"/>
        </table:table-row>
        <table:table-row table:style-name="ro2">
          <table:table-cell/>
          <table:covered-table-cell table:number-columns-repeated="4"/>
          <table:table-cell table:number-columns-repeated="10" table:style-name="ce21"/>
        </table:table-row>
        <table:table-row table:style-name="ro2">
          <table:table-cell/>
          <table:table-cell table:style-name="ce48" office:value-type="string">
            <text:p>Date</text:p>
          </table:table-cell>
          <table:table-cell table:style-name="ce49" office:value-type="string">
            <text:p>Item/Service</text:p>
          </table:table-cell>
          <table:table-cell table:style-name="ce49" office:value-type="string">
            <text:p>Cost ($)</text:p>
          </table:table-cell>
          <table:table-cell table:style-name="ce49" office:value-type="string">
            <text:p>Who Contributed</text:p>
          </table:table-cell>
        </table:table-row>
        <table:table-row table:style-name="ro2">
          <table:table-cell/>
          <table:table-cell table:style-name="ce50" office:value-type="date" office:date-value="2016-04-02T00:00:00">
            <text:p>4/2/2016</text:p>
          </table:table-cell>
          <table:table-cell table:style-name="ce51" office:value-type="string">
            <text:p>Oculus Development Kit 2.0</text:p>
          </table:table-cell>
          <table:table-cell table:style-name="ce51" office:value-type="float" office:value="550">
            <text:p>550</text:p>
          </table:table-cell>
          <table:table-cell table:style-name="ce51" office:value-type="string">
            <text:p>Sponsor (leinecker) = $400 / William Funk = $50 / Jorge Rodriguez = $50 / James Vinson = $50</text:p>
          </table:table-cell>
        </table:table-row>
        <table:table-row table:style-name="ro2">
          <table:table-cell/>
          <table:table-cell table:style-name="ce51" office:value-type="string">
            <text:p>02/18/2016</text:p>
          </table:table-cell>
          <table:table-cell table:style-name="ce51" office:value-type="string">
            <text:p>Leap Motion Controller</text:p>
          </table:table-cell>
          <table:table-cell table:style-name="ce51" office:value-type="float" office:value="28">
            <text:p>28</text:p>
          </table:table-cell>
          <table:table-cell table:style-name="ce51" office:value-type="string">
            <text:p>William Funk = $28</text:p>
          </table:table-cell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  <table:table-row table:style-name="ro2">
          <table:table-cell/>
          <table:table-cell table:number-columns-repeated="4" table:style-name="ce52"/>
        </table:table-row>
      </table:table>
      <table:table table:name="Time Estimate" table:style-name="ta3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0" table:default-cell-style-name="ce15" table:number-columns-repeated="253"/>
        <table:table-row table:style-name="ro2">
          <table:table-cell table:style-name="ce53"/>
          <table:table-cell table:style-name="ce53" office:value-type="string">
            <text:p>Node</text:p>
          </table:table-cell>
          <table:table-cell table:style-name="ce53" office:value-type="string">
            <text:p>Estimated Days (8 Hours)</text:p>
          </table:table-cell>
          <table:table-cell table:style-name="ce53" office:value-type="string">
            <text:p># of Developers</text:p>
          </table:table-cell>
          <table:table-cell table:style-name="ce53" office:value-type="string">
            <text:p>Total</text:p>
          </table:table-cell>
        </table:table-row>
        <table:table-row table:style-name="ro2">
          <table:table-cell table:style-name="ce32" table:number-columns-spanned="1" table:number-rows-spanned="10" office:value-type="string">
            <text:p>RESEARCH</text:p>
          </table:table-cell>
          <table:table-cell table:style-name="ce53" office:value-type="string">
            <text:p>Learn C# For Unity and Unity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]*[.D2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Learn Visual Studio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3]*[.D3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nity Customization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formula="of:=[.C4]*[.D4]" office:value-type="string">
            <text:p>4</text:p>
          </table:table-cell>
        </table:table-row>
        <table:table-row table:style-name="ro2">
          <table:covered-table-cell/>
          <table:table-cell table:style-name="ce53" office:value-type="string">
            <text:p>Unit Test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5]*[.D5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3D Math &amp; 3D Graphic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6]*[.D6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s &amp; Transpiler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7]*[.D7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Visual Parsers &amp; Visual Transpil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8]*[.D8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UX Design (3D Environment)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9]*[.D9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Visual Programming Language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0]*[.D10]" office:value-type="string">
            <text:p>6</text:p>
          </table:table-cell>
          <table:table-cell table:formula="of:=SUM([.C2:.C11])" office:value-type="string">
            <text:p>14</text:p>
          </table:table-cell>
        </table:table-row>
        <table:table-row table:style-name="ro2">
          <table:covered-table-cell/>
          <table:table-cell table:style-name="ce54" office:value-type="string">
            <text:p>Oculus &amp; Leap &amp; Myo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style-name="ce55" table:formula="of:=[.C11]*[.D11]" office:value-type="string">
            <text:p>3</text:p>
          </table:table-cell>
          <table:table-cell table:formula="of:=SUM([.E2:.E11])" office:value-type="string">
            <text:p>40</text:p>
          </table:table-cell>
        </table:table-row>
        <table:table-row table:style-name="ro2">
          <table:table-cell table:style-name="ce32" table:number-columns-spanned="1" table:number-rows-spanned="13" office:value-type="string">
            <text:p>DESIGN</text:p>
          </table:table-cell>
          <table:table-cell table:style-name="ce53" office:value-type="string">
            <text:p>Activity &amp; UML &amp; Sequence Diagram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2]*[.D12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Modular Function Graphs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3]*[.D13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 SQL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4]*[.D14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Parser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5]*[.D15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Transpiler SQL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6]*[.D16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Transpiler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17]*[.D17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Concept Ar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18]*[.D18]" office:value-type="string">
            <text:p>2</text:p>
          </table:table-cell>
        </table:table-row>
        <table:table-row table:style-name="ro2">
          <table:covered-table-cell/>
          <table:table-cell table:style-name="ce53" office:value-type="string">
            <text:p>Visual Design &amp; Workflow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19]*[.D19]" office:value-type="string">
            <text:p>6</text:p>
          </table:table-cell>
          <table:table-cell table:style-name="ce53"/>
        </table:table-row>
        <table:table-row table:style-name="ro2">
          <table:covered-table-cell/>
          <table:table-cell table:style-name="ce53" office:value-type="string">
            <text:p>Target Audience &amp; User Personas + Wire Frame + Wirefram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20]*[.D20]" office:value-type="string">
            <text:p>1</text:p>
          </table:table-cell>
        </table:table-row>
        <table:table-row table:style-name="ro2">
          <table:covered-table-cell/>
          <table:table-cell table:style-name="ce53" office:value-type="string">
            <text:p>User Input Handling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1]*[.D21]" office:value-type="string">
            <text:p>3</text:p>
          </table:table-cell>
        </table:table-row>
        <table:table-row table:style-name="ro2">
          <table:covered-table-cell/>
          <table:table-cell table:style-name="ce53" office:value-type="string">
            <text:p>Documentation (Forms)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formula="of:=[.C22]*[.D22]" office:value-type="string">
            <text:p>6</text:p>
          </table:table-cell>
        </table:table-row>
        <table:table-row table:style-name="ro2">
          <table:covered-table-cell/>
          <table:table-cell table:style-name="ce53" office:value-type="string">
            <text:p>Logg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3">
            <text:p>3</text:p>
          </table:table-cell>
          <table:table-cell table:formula="of:=[.C23]*[.D23]" office:value-type="string">
            <text:p>3</text:p>
          </table:table-cell>
          <table:table-cell table:formula="of:=SUM([.C12:.C24])" office:value-type="string">
            <text:p>18</text:p>
          </table:table-cell>
        </table:table-row>
        <table:table-row table:style-name="ro2">
          <table:covered-table-cell/>
          <table:table-cell table:style-name="ce54" office:value-type="string">
            <text:p>Unit Test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5" table:formula="of:=[.C24]*[.D24]" office:value-type="string">
            <text:p>6</text:p>
          </table:table-cell>
          <table:table-cell table:formula="of:=SUM([.E12:.E24])" office:value-type="string">
            <text:p>48</text:p>
          </table:table-cell>
        </table:table-row>
        <table:table-row table:style-name="ro2">
          <table:table-cell table:style-name="ce56" table:number-columns-spanned="1" table:number-rows-spanned="25" office:value-type="string">
            <text:p>IMPLEMENTATION --- DATABASE                &amp;                                                         WEBSITE</text:p>
          </table:table-cell>
          <table:table-cell table:style-name="ce53" office:value-type="string">
            <text:p>Parser SQL + Scanner SQL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25]*[.D25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Transpiler SQL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26]*[.D26]" office:value-type="string">
            <text:p>7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3D Mesh Factory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7]*[.D27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Object Relationship Matrix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8]*[.D28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Parent/Child Adoption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29]*[.D29]" office:value-type="string">
            <text:p>3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Function Graph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0]*[.D30]" office:value-type="string">
            <text:p>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Database Communication Layer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31]*[.D31]" office:value-type="string">
            <text:p>3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Demo Database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1">
            <text:p>1</text:p>
          </table:table-cell>
          <table:table-cell table:formula="of:=[.C32]*[.D32]" office:value-type="string">
            <text:p>0.5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ession Storage Database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3]*[.D33]" office:value-type="string">
            <text:p>4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ogger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34]*[.D34]" office:value-type="string">
            <text:p>2</text:p>
          </table:table-cell>
          <table:table-cell table:style-name="ce53" office:value-type="string">
            <text:p>Vinson</text:p>
          </table:table-cell>
          <table:table-cell table:style-name="ce53"/>
        </table:table-row>
        <table:table-row table:style-name="ro2">
          <table:covered-table-cell/>
          <table:table-cell table:style-name="ce53" office:value-type="string">
            <text:p>Application State Manager (Main Menu)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1">
            <text:p>1</text:p>
          </table:table-cell>
          <table:table-cell table:formula="of:=[.C35]*[.D35]" office:value-type="string">
            <text:p>0.5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ser Error Detection &amp; Handling SQL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formula="of:=[.C36]*[.D36]" office:value-type="string">
            <text:p>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Landscape (View Mode)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37]*[.D37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Landscape (Edit Mode)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38]*[.D38]" office:value-type="string">
            <text:p>3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UI Database (View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39]*[.D39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I Database (Edit Mode)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40]*[.D40]" office:value-type="string">
            <text:p>10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Position Management System SQL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41]*[.D41]" office:value-type="string">
            <text:p>7</text:p>
          </table:table-cell>
          <table:table-cell table:style-name="ce53" office:value-type="string">
            <text:p>Funk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HTML/CSS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2]*[.D42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JavaScript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3]*[.D43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Backend Website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44]*[.D44]" office:value-type="string">
            <text:p>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ound Resource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5]*[.D45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Sound Cue Implemen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6]*[.D46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Visual Cue Resource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7]*[.D47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Visual Cue Implement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48]*[.D48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Keyboard/Mouse Handl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5" table:formula="of:=[.C49]*[.D49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table-cell table:style-name="ce56" table:number-columns-spanned="1" table:number-rows-spanned="21" office:value-type="string">
            <text:p>IMPLEMENTATION --- C#                        &amp;                                                         WEBSITE</text:p>
          </table:table-cell>
          <table:table-cell table:style-name="ce53" office:value-type="string">
            <text:p>Parser C# + Scanner C# (In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formula="of:=[.C50]*[.D50]" office:value-type="string">
            <text:p>2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Transpiler C# (In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1">
            <text:p>2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Parser C# + Scanner C# (Output)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1">
            <text:p>1</text:p>
          </table:table-cell>
          <table:table-cell table:formula="of:=[.C52]*[.D52]" office:value-type="string">
            <text:p>21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3D Mesh Factory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3]*[.D53]" office:value-type="string">
            <text:p>7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Object Relationship Matrix C#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">
            <text:p>1</text:p>
          </table:table-cell>
          <table:table-cell table:formula="of:=[.C54]*[.D54]" office:value-type="string">
            <text:p>1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Parent/Child Adoption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2">
            <text:p>22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Function Graph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">
            <text:p>1</text:p>
          </table:table-cell>
          <table:table-cell table:formula="of:=[.C56]*[.D56]" office:value-type="string">
            <text:p>14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Demo C# Project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57]*[.D57]" office:value-type="string">
            <text:p>3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ession Storage C#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58]*[.D58]" office:value-type="string">
            <text:p>10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ogger C#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59]*[.D59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Application State Manager (Main Menu) C#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60]*[.D60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ser Error Detection &amp; Handling C#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formula="of:=[.C61]*[.D61]" office:value-type="string">
            <text:p>10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UI C# (View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2]*[.D62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UI C# (Edit Mode)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3]*[.D63]" office:value-type="string">
            <text:p>7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Position Managements System C#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formula="of:=[.C64]*[.D64]" office:value-type="string">
            <text:p>3</text:p>
          </table:table-cell>
          <table:table-cell table:style-name="ce53" office:value-type="string">
            <text:p>Funk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Keyboard/Mouse Handler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65]*[.D65]" office:value-type="string">
            <text:p>1</text:p>
          </table:table-cell>
          <table:table-cell table:style-name="ce53" office:value-type="string">
            <text:p>Vinson</text:p>
          </table:table-cell>
        </table:table-row>
        <table:table-row table:style-name="ro2">
          <table:covered-table-cell/>
          <table:table-cell table:style-name="ce53" office:value-type="string">
            <text:p>Leap Handler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formula="of:=[.C66]*[.D66]" office:value-type="string">
            <text:p>7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3" office:value-type="string">
            <text:p>Sound Resource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7]*[.D67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Sound Cue Implement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8]*[.D68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covered-table-cell/>
          <table:table-cell table:style-name="ce53" office:value-type="string">
            <text:p>Visual Cue Resources C#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69]*[.D69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Visual Cue Implement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5" table:formula="of:=[.C70]*[.D70]" office:value-type="string">
            <text:p>2</text:p>
          </table:table-cell>
          <table:table-cell table:style-name="ce53" office:value-type="string">
            <text:p>Funk</text:p>
          </table:table-cell>
        </table:table-row>
        <table:table-row table:style-name="ro2">
          <table:table-cell table:style-name="ce56"/>
          <table:table-cell table:style-name="ce53" office:value-type="string">
            <text:p>Montage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formula="of:=[.C71]*[.D71]" office:value-type="string">
            <text:p>2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style-name="ce53" office:value-type="string">
            <text:p>Database Demo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72]*[.D72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style-name="ce53" office:value-type="string">
            <text:p>C# Demo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formula="of:=[.C73]*[.D73]" office:value-type="string">
            <text:p>1</text:p>
          </table:table-cell>
          <table:table-cell table:style-name="ce53" office:value-type="string">
            <text:p>Rodriguez</text:p>
          </table:table-cell>
        </table:table-row>
        <table:table-row table:style-name="ro2">
          <table:table-cell table:style-name="ce56"/>
          <table:table-cell table:number-columns-repeated="3"/>
          <table:table-cell table:formula="of:=[.C74]*[.D74]" office:value-type="string">
            <text:p>0</text:p>
          </table:table-cell>
          <table:table-cell/>
          <table:table-cell table:style-name="ce53"/>
        </table:table-row>
        <table:table-row table:style-name="ro2">
          <table:table-cell table:style-name="ce56"/>
          <table:table-cell table:number-columns-repeated="3"/>
          <table:table-cell table:formula="of:=[.C75]*[.D7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6]*[.D7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7]*[.D7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8]*[.D7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9]*[.D7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0]*[.D8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1]*[.D8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2]*[.D8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3]*[.D8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4]*[.D8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5]*[.D8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6]*[.D8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7]*[.D8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8]*[.D8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9]*[.D8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0]*[.D9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1]*[.D9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2]*[.D9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3]*[.D9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4]*[.D9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5]*[.D9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6]*[.D9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7]*[.D9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8]*[.D9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9]*[.D9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0]*[.D10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1]*[.D10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2]*[.D10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3]*[.D10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4]*[.D10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5]*[.D10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6]*[.D10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7]*[.D10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8]*[.D10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9]*[.D10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0]*[.D11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1]*[.D11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2]*[.D11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3]*[.D11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4]*[.D11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5]*[.D11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6]*[.D11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7]*[.D11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8]*[.D11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9]*[.D11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0]*[.D12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1]*[.D12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2]*[.D12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3]*[.D12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4]*[.D12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5]*[.D12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6]*[.D12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7]*[.D12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8]*[.D12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9]*[.D12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0]*[.D13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1]*[.D13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2]*[.D13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3]*[.D13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4]*[.D13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5]*[.D13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6]*[.D13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7]*[.D13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8]*[.D13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9]*[.D13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40]*[.D14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41]*[.D141]"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Inconsolata" svg:font-family="Inconsolat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164">
      <number:hours number:style="long"/>
      <number:text>:</number:text>
      <number:minutes number:style="long"/>
    </number:time-style>
    <number:time-style style:name="N165"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imeLog" style:display-name="PageStyle_Time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xpenses" style:display-name="PageStyle_Expens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ime Estimate" style:display-name="PageStyle_Time Estim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